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fill="none" draw:textarea-vertical-align="middle" draw:shadow="visible" draw:shadow-offset-x="0.035cm" draw:shadow-offset-y="0.035cm" draw:shadow-opacity="50%" loext:shadow-blur="0.176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33cm" draw:shadow="hidde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size="11pt" fo:background-color="#ffffff" style:font-size-asian="11pt" style:font-size-complex="11pt"/>
    </style:style>
    <style:style style:name="T1" style:family="text">
      <style:text-properties fo:color="#000000" loext:opacity="100%"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988cm" svg:height="1.953cm" draw:transform="skewX (-0.25237460983838) rotate (1.12486470291035) translate (2.69433053007005cm 7.51070178593483cm)" svg:viewBox="0 0 989 1954" svg:d="M0 40c1951-364 411 1877 418 1914">
            <text:p/>
          </draw:path>
          <draw:path draw:style-name="gr1" draw:text-style-name="P1" draw:layer="layout" svg:width="0.718cm" svg:height="1.924cm" draw:transform="skewX (-0.251327412287183) rotate (1.12486470291035) translate (5.66527194548234cm 7.516362296561cm)" svg:viewBox="0 0 719 1925" svg:d="M0 11c1323-182 413 1877 420 1914">
            <text:p/>
          </draw:path>
          <draw:path draw:style-name="gr1" draw:text-style-name="P1" draw:layer="layout" svg:width="1.405cm" svg:height="2.663cm" draw:transform="skewX (-0.250803813511585) rotate (1.12469016998515) translate (8.20871242871386cm 7.42304078048728cm)" svg:viewBox="0 0 1406 2664" svg:d="M0 147c2857-881 475 2480 483 2517">
            <text:p/>
          </draw:path>
        </draw:g>
        <draw:g>
          <draw:path draw:style-name="gr1" draw:text-style-name="P1" draw:layer="layout" svg:width="0.988cm" svg:height="1.952cm" draw:transform="skewX (-0.253072741539178) rotate (1.12381750535915) translate (2.69652439821878cm 9.47682929521706cm)" svg:viewBox="0 0 989 1953" svg:d="M0 40c1951-366 412 1876 419 1913">
            <text:p/>
          </draw:path>
          <draw:path draw:style-name="gr1" draw:text-style-name="P1" draw:layer="layout" svg:width="0.719cm" svg:height="1.924cm" draw:transform="skewX (-0.250280214735987) rotate (1.12451563705995) translate (4.11120532096052cm 9.48255674850609cm)" svg:viewBox="0 0 720 1925" svg:d="M0 12c1323-184 416 1876 423 1913">
            <text:p/>
          </draw:path>
          <draw:path draw:style-name="gr1" draw:text-style-name="P1" draw:layer="layout" svg:width="1.405cm" svg:height="2.663cm" draw:transform="skewX (-0.250803813511585) rotate (1.12451563705995) translate (5.27090947648278cm 9.38920917108888cm)" svg:viewBox="0 0 1406 2664" svg:d="M0 147c2857-881 475 2480 483 2517">
            <text:p/>
          </draw:path>
        </draw:g>
        <draw:path draw:style-name="gr1" draw:text-style-name="P1" draw:layer="layout" svg:width="3.578cm" svg:height="3.248cm" draw:transform="skewX (-0.427431133813411) rotate (0.545589924173427) translate (2.35083887202354cm 11.1916705714845cm)" svg:viewBox="0 0 3579 3249" svg:d="M0 395c1880-1100 1269 441 1469 495 528-13 536 221 623 523 920-524 1938-999 1275 1836">
          <text:p/>
        </draw:path>
        <draw:line draw:style-name="gr2" draw:text-style-name="P1" draw:layer="layout" svg:x1="2.504cm" svg:y1="7.654cm" svg:x2="11.541cm" svg:y2="7.654cm">
          <text:p/>
        </draw:line>
        <draw:line draw:style-name="gr2" draw:text-style-name="P1" draw:layer="layout" svg:x1="2.504cm" svg:y1="9.619cm" svg:x2="11.541cm" svg:y2="9.619cm">
          <text:p/>
        </draw:line>
        <draw:line draw:style-name="gr2" draw:text-style-name="P1" draw:layer="layout" svg:x1="2.504cm" svg:y1="11.6cm" svg:x2="11.541cm" svg:y2="11.6cm">
          <text:p/>
        </draw:line>
        <draw:frame draw:style-name="gr3" draw:text-style-name="P2" draw:layer="layout" svg:width="2.087cm" svg:height="0.683cm" svg:x="1.89cm" svg:y="6.751cm">
          <draw:text-box>
            <text:p><text:span text:style-name="T1">A</text:span></text:p>
          </draw:text-box>
        </draw:frame>
        <draw:frame draw:style-name="gr3" draw:text-style-name="P2" draw:layer="layout" svg:width="2.087cm" svg:height="0.683cm" svg:x="1.891cm" svg:y="8.752cm">
          <draw:text-box>
            <text:p><text:span text:style-name="T1">B</text:span></text:p>
          </draw:text-box>
        </draw:frame>
        <draw:frame draw:style-name="gr3" draw:text-style-name="P2" draw:layer="layout" svg:width="2.086cm" svg:height="0.683cm" svg:x="1.892cm" svg:y="10.653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21:06.688600872</dc:date>
    <meta:editing-duration>PT5H56M19S</meta:editing-duration>
    <meta:editing-cycles>76</meta:editing-cycles>
    <meta:generator>LibreOffice/7.1.5.2$Linux_X86_64 LibreOffice_project/10$Build-2</meta:generator>
    <dc:creator>Alexander Refsum Jensenius</dc:creator>
    <meta:document-statistic meta:object-count="15"/>
  </office:meta>
</office:document-meta>
</file>